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26000000FA9C3F27F97A3CB667.png" manifest:media-type="image/png"/>
  <manifest:file-entry manifest:full-path="Pictures/10000201000000370000004043863E6FA720894F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'Helvetica Neue', Helvetica, sans-serif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508cm" fo:margin-left="0cm" fo:break-before="column" table:align="left"/>
    </style:style>
    <style:style style:name="Table1.A" style:family="table-column">
      <style:table-column-properties style:column-width="4.5cm"/>
    </style:style>
    <style:style style:name="Table1.B" style:family="table-column">
      <style:table-column-properties style:column-width="6.004cm"/>
    </style:style>
    <style:style style:name="Table1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508cm" fo:margin-left="0cm" fo:break-before="column" table:align="left"/>
    </style:style>
    <style:style style:name="Table4.A" style:family="table-column">
      <style:table-column-properties style:column-width="4.5cm"/>
    </style:style>
    <style:style style:name="Table4.B" style:family="table-column">
      <style:table-column-properties style:column-width="6.004cm"/>
    </style:style>
    <style:style style:name="Table4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4.A2" style:family="table-cell">
      <style:table-cell-properties style:vertical-align="middle"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508cm" fo:margin-left="0cm" fo:break-before="column" table:align="left"/>
    </style:style>
    <style:style style:name="Table5.A" style:family="table-column">
      <style:table-column-properties style:column-width="4.5cm"/>
    </style:style>
    <style:style style:name="Table5.B" style:family="table-column">
      <style:table-column-properties style:column-width="6.004cm"/>
    </style:style>
    <style:style style:name="Table5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5.A2" style:family="table-cell">
      <style:table-cell-properties style:vertical-align="middle"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501cm" table:align="margins"/>
    </style:style>
    <style:style style:name="Table6.A" style:family="table-column">
      <style:table-column-properties style:column-width="4.001cm" style:rel-column-width="2268*"/>
    </style:style>
    <style:style style:name="Table6.B" style:family="table-column">
      <style:table-column-properties style:column-width="12.501cm" style:rel-column-width="7087*"/>
    </style:style>
    <style:style style:name="Table6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6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6.501cm" table:align="margins"/>
    </style:style>
    <style:style style:name="Table7.A" style:family="table-column">
      <style:table-column-properties style:column-width="4.001cm" style:rel-column-width="2268*"/>
    </style:style>
    <style:style style:name="Table7.B" style:family="table-column">
      <style:table-column-properties style:column-width="12.501cm" style:rel-column-width="7087*"/>
    </style:style>
    <style:style style:name="Table7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7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7" style:family="paragraph" style:parent-style-name="Footer">
      <style:text-properties fo:font-size="2pt" style:font-size-asian="1.75pt" style:font-size-complex="2pt"/>
    </style:style>
    <style:style style:name="P8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9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8059c" style:font-size-asian="13.1000003814697pt" style:font-size-complex="15pt"/>
    </style:style>
    <style:style style:name="P10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a61b8" style:font-size-asian="13.1000003814697pt" style:font-size-complex="15pt"/>
    </style:style>
    <style:style style:name="P11" style:family="paragraph" style:parent-style-name="Standard">
      <style:paragraph-properties fo:line-height="115%"/>
      <style:text-properties style:font-name="FreeSans" fo:font-size="15pt" fo:letter-spacing="0.035cm" officeooo:rsid="0031d503" officeooo:paragraph-rsid="0031d503" style:font-size-asian="13.1000003814697pt" style:font-size-complex="15pt"/>
    </style:style>
    <style:style style:name="P12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13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6a3a0" style:font-size-asian="14pt" style:font-size-complex="14pt"/>
    </style:style>
    <style:style style:name="P14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851c3" style:font-size-asian="14pt" style:font-size-complex="14pt"/>
    </style:style>
    <style:style style:name="P15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304b5f"/>
    </style:style>
    <style:style style:name="P16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304b5f" style:font-size-asian="17.5pt" style:font-style-asian="italic" style:font-weight-asian="normal" style:font-size-complex="20pt" style:font-style-complex="italic" style:font-weight-complex="normal"/>
    </style:style>
    <style:style style:name="P17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38pt" fo:letter-spacing="0.106cm" fo:font-style="italic" fo:font-weight="bold" officeooo:rsid="0031d503" officeooo:paragraph-rsid="0031d503" style:font-size-asian="40pt" style:font-style-asian="italic" style:font-weight-asian="bold" style:font-size-complex="40pt" style:font-style-complex="italic" style:font-weight-complex="bold"/>
    </style:style>
    <style:style style:name="P18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a3a0" officeooo:paragraph-rsid="0036a3a0" style:font-size-asian="13.1000003814697pt" style:font-weight-asian="bold" style:font-size-complex="15pt" style:font-weight-complex="bold"/>
    </style:style>
    <style:style style:name="P19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a3a0" officeooo:paragraph-rsid="003851c3" style:font-size-asian="13.1000003814697pt" style:font-weight-asian="bold" style:font-size-complex="15pt" style:font-weight-complex="bold"/>
    </style:style>
    <style:style style:name="P20" style:family="paragraph" style:parent-style-name="Standard">
      <style:paragraph-properties fo:line-height="150%" fo:text-align="start" style:justify-single-word="false"/>
      <style:text-properties fo:color="#405e01" style:font-name="FreeSans" fo:font-size="15pt" fo:letter-spacing="0.035cm" fo:font-weight="bold" officeooo:rsid="0036a3a0" officeooo:paragraph-rsid="0036a3a0" style:font-size-asian="13.1000003814697pt" style:font-weight-asian="bold" style:font-size-complex="15pt" style:font-weight-complex="bold"/>
    </style:style>
    <style:style style:name="P21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6a3a0" officeooo:paragraph-rsid="0036a3a0" style:font-size-asian="14pt" style:font-weight-asian="bold" style:font-size-complex="14pt" style:font-weight-complex="bold"/>
    </style:style>
    <style:style style:name="P22" style:family="paragraph" style:parent-style-name="Standard">
      <style:paragraph-properties fo:line-height="150%" fo:text-align="start" style:justify-single-word="false"/>
      <style:text-properties fo:color="#8eb015" style:font-name="FreeSans" fo:font-size="14pt" fo:letter-spacing="0.035cm" fo:font-weight="bold" officeooo:rsid="0036a3a0" officeooo:paragraph-rsid="003ad658" style:font-size-asian="14pt" style:font-weight-asian="bold" style:font-size-complex="14pt" style:font-weight-complex="bold"/>
    </style:style>
    <style:style style:name="P23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851c3" officeooo:paragraph-rsid="003851c3" style:font-size-asian="14pt" style:font-weight-asian="bold" style:font-size-complex="14pt" style:font-weight-complex="bold"/>
    </style:style>
    <style:style style:name="P24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25" style:family="paragraph" style:parent-style-name="Standard">
      <style:paragraph-properties fo:line-height="115%" fo:break-before="page"/>
      <style:text-properties fo:color="#2c3756" style:font-name="Lora" fo:font-size="20pt" fo:letter-spacing="0.035cm" fo:font-style="italic" officeooo:rsid="0028059c" officeooo:paragraph-rsid="0028059c" style:font-size-asian="20pt" style:font-style-asian="italic" style:font-size-complex="20pt" style:font-style-complex="italic"/>
    </style:style>
    <style:style style:name="P26" style:family="paragraph" style:parent-style-name="Standard">
      <style:paragraph-properties fo:line-height="115%" fo:break-before="page"/>
      <style:text-properties fo:color="#2c3756" style:font-name="Lora" fo:font-size="25pt" fo:letter-spacing="0.035cm" fo:font-style="italic" officeooo:rsid="00346d02" officeooo:paragraph-rsid="00346d02" style:font-size-asian="25pt" style:font-style-asian="italic" style:font-size-complex="25pt" style:font-style-complex="italic"/>
    </style:style>
    <style:style style:name="P27" style:family="paragraph" style:parent-style-name="Standard" style:list-style-name="L1">
      <style:paragraph-properties fo:line-height="150%" fo:text-align="start" style:justify-single-word="false"/>
      <style:text-properties style:font-name="FreeSans" fo:font-size="14pt" fo:letter-spacing="0.035cm" officeooo:rsid="004f890a" officeooo:paragraph-rsid="003ad658" style:font-size-asian="14pt" style:font-size-complex="14pt"/>
    </style:style>
    <style:style style:name="P28" style:family="paragraph" style:parent-style-name="Standard" style:list-style-name="L1">
      <style:paragraph-properties fo:line-height="150%" fo:text-align="start" style:justify-single-word="false"/>
      <style:text-properties style:font-name="FreeSans" fo:font-size="14pt" fo:letter-spacing="0.035cm" officeooo:rsid="0057455e" officeooo:paragraph-rsid="003ad658" style:font-size-asian="14pt" style:font-size-complex="14pt"/>
    </style:style>
    <style:style style:name="P29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db022" style:font-size-asian="14pt" style:font-size-complex="14pt"/>
    </style:style>
    <style:style style:name="P30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6a3a0" style:font-size-asian="14pt" style:font-size-complex="14pt"/>
    </style:style>
    <style:style style:name="P31" style:family="paragraph" style:parent-style-name="Standard">
      <style:paragraph-properties fo:line-height="115%"/>
      <style:text-properties style:font-name="FreeSans" fo:font-size="14pt" fo:letter-spacing="0.035cm" officeooo:rsid="002a61b8" officeooo:paragraph-rsid="004b8421" style:font-size-asian="14pt" style:font-size-complex="14pt"/>
    </style:style>
    <style:style style:name="P32" style:family="paragraph" style:parent-style-name="Standard">
      <style:paragraph-properties fo:line-height="150%"/>
      <style:text-properties style:font-name="FreeSans" fo:font-size="14pt" fo:letter-spacing="0.035cm" officeooo:rsid="0036a3a0" officeooo:paragraph-rsid="003db022" style:font-size-asian="14pt" style:font-size-complex="14pt"/>
    </style:style>
    <style:style style:name="P33" style:family="paragraph" style:parent-style-name="Standard">
      <style:paragraph-properties fo:line-height="150%"/>
      <style:text-properties style:font-name="FreeSans" fo:font-size="14pt" fo:letter-spacing="0.035cm" officeooo:rsid="003db022" officeooo:paragraph-rsid="003db022" style:font-size-asian="14pt" style:font-size-complex="14pt"/>
    </style:style>
    <style:style style:name="P34" style:family="paragraph" style:parent-style-name="Standard">
      <style:paragraph-properties fo:line-height="150%"/>
      <style:text-properties style:font-name="FreeSans" fo:font-size="15pt" fo:letter-spacing="0.035cm" officeooo:rsid="004406be" officeooo:paragraph-rsid="004406be" style:font-size-asian="13.1000003814697pt" style:font-size-complex="15pt"/>
    </style:style>
    <style:style style:name="P35" style:family="paragraph" style:parent-style-name="Standard" style:list-style-name="L1">
      <style:paragraph-properties fo:line-height="150%" fo:text-align="start" style:justify-single-word="false"/>
      <style:text-properties officeooo:paragraph-rsid="003ad658"/>
    </style:style>
    <style:style style:name="P36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2b19d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5584d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e6ec9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86f6a3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873633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794f2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weight="normal" officeooo:rsid="006794f2" officeooo:paragraph-rsid="003ad658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a3a0" officeooo:paragraph-rsid="0036a3a0" style:font-size-asian="13.1000003814697pt" style:font-weight-asian="bold" style:font-size-complex="15pt" style:font-weight-complex="bold"/>
    </style:style>
    <style:style style:name="P44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036a3a0" officeooo:paragraph-rsid="0036a3a0" style:font-size-asian="13.1000003814697pt" style:font-weight-asian="bold" style:font-size-complex="15pt" style:font-weight-complex="bold"/>
    </style:style>
    <style:style style:name="P45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db022" officeooo:paragraph-rsid="003db022" style:font-size-asian="14pt" style:font-weight-asian="bold" style:font-size-complex="14pt" style:font-weight-complex="bold"/>
    </style:style>
    <style:style style:name="P46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4643b3" style:font-size-asian="14pt" style:font-weight-asian="bold" style:font-size-complex="14pt" style:font-weight-complex="bold"/>
    </style:style>
    <style:style style:name="P47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4b8421" style:font-size-asian="14pt" style:font-weight-asian="bold" style:font-size-complex="14pt" style:font-weight-complex="bold"/>
    </style:style>
    <style:style style:name="P48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34e429" officeooo:paragraph-rsid="004643b3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34e429" officeooo:paragraph-rsid="004b8421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Table_20_Contents">
      <style:text-properties style:font-name="FreeSans" fo:font-size="14pt" fo:letter-spacing="0.035cm" style:font-size-asian="14pt" style:font-size-complex="14pt"/>
    </style:style>
    <style:style style:name="P51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fo:letter-spacing="0.035cm" officeooo:rsid="0057455e" officeooo:paragraph-rsid="003ad658" style:font-size-asian="14pt" style:font-size-complex="14pt"/>
    </style:style>
    <style:style style:name="P52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fo:letter-spacing="0.035cm" officeooo:rsid="00a2e366" officeooo:paragraph-rsid="003ad658" style:font-size-asian="14pt" style:font-size-complex="14pt"/>
    </style:style>
    <style:style style:name="P53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fo:letter-spacing="0.035cm" officeooo:rsid="00ab1bfe" officeooo:paragraph-rsid="003ad658" style:font-size-asian="14pt" style:font-size-complex="14pt"/>
    </style:style>
    <style:style style:name="P54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fo:letter-spacing="0.035cm" officeooo:rsid="005d2daf" officeooo:paragraph-rsid="003ad658" style:font-size-asian="14pt" style:font-size-complex="14pt"/>
    </style:style>
    <style:style style:name="P55" style:family="paragraph" style:parent-style-name="Table_20_Contents">
      <style:text-properties style:font-name="FreeSans" fo:font-size="14pt" fo:letter-spacing="0.035cm" officeooo:rsid="003db022" officeooo:paragraph-rsid="003db022" style:font-size-asian="14pt" style:font-size-complex="14pt"/>
    </style:style>
    <style:style style:name="P56" style:family="paragraph" style:parent-style-name="Table_20_Contents">
      <style:paragraph-properties fo:text-align="center" style:justify-single-word="false"/>
      <style:text-properties style:font-name="FreeSans" fo:font-size="14pt" fo:letter-spacing="0.035cm" officeooo:rsid="003db022" officeooo:paragraph-rsid="003db022" style:font-size-asian="14pt" style:font-size-complex="14pt"/>
    </style:style>
    <style:style style:name="P57" style:family="paragraph" style:parent-style-name="Table_20_Contents">
      <style:text-properties style:font-name="FreeSans" fo:font-size="14pt" fo:letter-spacing="0.035cm" officeooo:paragraph-rsid="003db022" style:font-size-asian="14pt" style:font-size-complex="14pt"/>
    </style:style>
    <style:style style:name="P58" style:family="paragraph" style:parent-style-name="Table_20_Contents">
      <style:text-properties style:font-name="FreeSans" fo:font-size="14pt" fo:letter-spacing="0.035cm" officeooo:rsid="00410255" officeooo:paragraph-rsid="00410255" style:font-size-asian="14pt" style:font-size-complex="14pt"/>
    </style:style>
    <style:style style:name="P59" style:family="paragraph" style:parent-style-name="Table_20_Contents">
      <style:text-properties style:font-name="FreeSans" fo:font-size="14pt" fo:letter-spacing="0.035cm" officeooo:rsid="0042c7ca" officeooo:paragraph-rsid="0042c7ca" style:font-size-asian="14pt" style:font-size-complex="14pt"/>
    </style:style>
    <style:style style:name="P60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488e70" style:font-size-asian="14pt" style:font-size-complex="14pt"/>
    </style:style>
    <style:style style:name="P61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4b8421" style:font-size-asian="14pt" style:font-size-complex="14pt"/>
    </style:style>
    <style:style style:name="P62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388103" officeooo:paragraph-rsid="00388103" style:font-size-asian="14pt" style:font-weight-asian="bold" style:font-size-complex="14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388103" officeooo:paragraph-rsid="003db022" style:font-size-asian="14pt" style:font-weight-asian="bold" style:font-size-complex="14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4643b3" style:font-size-asian="14pt" style:font-weight-asian="bold" style:font-size-complex="14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4b8421" style:font-size-asian="14pt" style:font-weight-asian="bold" style:font-size-complex="14pt" style:font-weight-complex="bold"/>
    </style:style>
    <style:style style:name="P66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4643b3" style:font-size-asian="14pt" style:font-size-complex="14pt"/>
    </style:style>
    <style:style style:name="P67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4b8421" style:font-size-asian="14pt" style:font-size-complex="14pt"/>
    </style:style>
    <style:style style:name="P68" style:family="paragraph" style:parent-style-name="Table_20_Contents">
      <style:paragraph-properties fo:text-align="center" style:justify-single-word="false"/>
      <style:text-properties style:font-name="FreeSans" fo:font-size="14pt" fo:letter-spacing="0.035cm" fo:font-style="italic" fo:font-weight="bold" officeooo:rsid="00388103" officeooo:paragraph-rsid="00388103" style:font-size-asian="14pt" style:font-style-asian="italic" style:font-weight-asian="bold" style:font-size-complex="14pt" style:font-style-complex="italic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FreeSans" fo:font-size="14pt" fo:letter-spacing="0.035cm" fo:font-style="italic" fo:font-weight="bold" officeooo:rsid="003db022" officeooo:paragraph-rsid="003db022" style:font-size-asian="14pt" style:font-style-asian="italic" style:font-weight-asian="bold" style:font-size-complex="14pt" style:font-style-complex="italic" style:font-weight-complex="bold"/>
    </style:style>
    <style:style style:name="P70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officeooo:rsid="0059b964" officeooo:paragraph-rsid="003ad658" style:font-size-asian="14pt" style:font-size-complex="14pt"/>
    </style:style>
    <style:style style:name="P71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officeooo:rsid="005c41fc" officeooo:paragraph-rsid="003ad658" style:font-size-asian="14pt" style:font-size-complex="14pt"/>
    </style:style>
    <style:style style:name="P7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488e70" style:font-size-asian="14pt" style:font-size-complex="14pt"/>
    </style:style>
    <style:style style:name="P7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4b8421" style:font-size-asian="14pt" style:font-size-complex="14pt"/>
    </style:style>
    <style:style style:name="P74" style:family="paragraph">
      <loext:graphic-properties draw:fill-color="#2c3756"/>
    </style:style>
    <style:style style:name="P75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6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77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officeooo:rsid="002ea5fe"/>
    </style:style>
    <style:style style:name="T2" style:family="text">
      <style:text-properties officeooo:rsid="0031d503"/>
    </style:style>
    <style:style style:name="T3" style:family="text">
      <style:text-properties officeooo:rsid="00304b5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63b697" style:font-weight-asian="bold" style:font-weight-complex="bold"/>
    </style:style>
    <style:style style:name="T6" style:family="text">
      <style:text-properties fo:font-weight="bold" officeooo:rsid="004a54be" style:font-weight-asian="bold" style:font-weight-complex="bold"/>
    </style:style>
    <style:style style:name="T7" style:family="text">
      <style:text-properties officeooo:rsid="002a61b8"/>
    </style:style>
    <style:style style:name="T8" style:family="text">
      <style:text-properties officeooo:rsid="002c475a"/>
    </style:style>
    <style:style style:name="T9" style:family="text">
      <style:text-properties officeooo:rsid="002f1e74"/>
    </style:style>
    <style:style style:name="T10" style:family="text">
      <style:text-properties fo:color="#405e01" fo:font-weight="bold" style:font-weight-asian="bold" style:font-weight-complex="bold"/>
    </style:style>
    <style:style style:name="T11" style:family="text">
      <style:text-properties style:font-name="FreeSans" fo:font-size="14pt" fo:letter-spacing="0.035cm" officeooo:rsid="0052741e" style:font-size-asian="14pt" style:font-size-complex="14pt"/>
    </style:style>
    <style:style style:name="T12" style:family="text">
      <style:text-properties style:font-name="FreeSans" fo:font-size="14pt" fo:letter-spacing="0.035cm" officeooo:rsid="0054c533" style:font-size-asian="14pt" style:font-size-complex="14pt"/>
    </style:style>
    <style:style style:name="T13" style:family="text">
      <style:text-properties style:font-name="FreeSans" fo:font-size="14pt" fo:letter-spacing="0.035cm" officeooo:rsid="004df41e" style:font-size-asian="14pt" style:font-size-complex="14pt"/>
    </style:style>
    <style:style style:name="T14" style:family="text">
      <style:text-properties fo:letter-spacing="0.035cm" officeooo:rsid="0057455e"/>
    </style:style>
    <style:style style:name="T15" style:family="text">
      <style:text-properties fo:letter-spacing="0.035cm" officeooo:rsid="00a2e366"/>
    </style:style>
    <style:style style:name="T16" style:family="text">
      <style:text-properties fo:letter-spacing="0.035cm" officeooo:rsid="00a4d979"/>
    </style:style>
    <style:style style:name="T17" style:family="text">
      <style:text-properties fo:letter-spacing="0.035cm" officeooo:rsid="00ab1bfe"/>
    </style:style>
    <style:style style:name="T18" style:family="text">
      <style:text-properties fo:letter-spacing="0.035cm" officeooo:rsid="005d2daf"/>
    </style:style>
    <style:style style:name="T19" style:family="text">
      <style:text-properties officeooo:rsid="0086f6a3"/>
    </style:style>
    <style:style style:name="T20" style:family="text">
      <style:text-properties officeooo:rsid="0084bd60"/>
    </style:style>
    <style:style style:name="T21" style:family="text">
      <style:text-properties fo:font-style="normal" fo:text-shadow="none" style:text-underline-style="none" style:font-style-asian="normal" style:font-style-complex="normal"/>
    </style:style>
    <style:style style:name="T22" style:family="text">
      <style:text-properties fo:font-style="normal" fo:text-shadow="none" style:text-underline-style="none" officeooo:rsid="0068e562" style:font-style-asian="normal" style:font-style-complex="normal"/>
    </style:style>
    <style:style style:name="T23" style:family="text">
      <style:text-properties officeooo:rsid="003db022"/>
    </style:style>
    <style:style style:name="T24" style:family="text">
      <style:text-properties fo:color="#8eb015" fo:font-weight="bold" style:font-weight-asian="bold" style:font-weight-complex="bold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officeooo:rsid="003f717b" style:font-style-asian="italic" style:font-style-complex="italic"/>
    </style:style>
    <style:style style:name="T27" style:family="text">
      <style:text-properties fo:font-style="italic" officeooo:rsid="0049ce28" style:font-style-asian="italic" style:font-style-complex="italic"/>
    </style:style>
    <style:style style:name="T28" style:family="text">
      <style:text-properties officeooo:rsid="003f717b"/>
    </style:style>
    <style:style style:name="T29" style:family="text">
      <style:text-properties officeooo:rsid="0041b035"/>
    </style:style>
    <style:style style:name="T30" style:family="text">
      <style:text-properties officeooo:rsid="00454e36"/>
    </style:style>
    <style:style style:name="T3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2" style:family="text">
      <style:text-properties officeooo:rsid="0049ce28"/>
    </style:style>
    <style:style style:name="T33" style:family="text">
      <style:text-properties officeooo:rsid="004a54be"/>
    </style:style>
    <style:style style:name="T34" style:family="text">
      <style:text-properties fo:text-shadow="1pt 1pt" fo:font-weight="bold" style:font-weight-asian="bold" style:font-weight-complex="bold"/>
    </style:style>
    <style:style style:name="T35" style:family="text">
      <style:text-properties fo:text-shadow="1pt 1pt" fo:font-weight="bold" officeooo:rsid="004a54be" style:font-weight-asian="bold" style:font-weight-complex="bold"/>
    </style:style>
    <style:style style:name="T36" style:family="text">
      <style:text-properties officeooo:rsid="004b8421"/>
    </style:style>
    <style:style style:name="T37" style:family="text">
      <style:text-properties officeooo:rsid="00233954"/>
    </style:style>
    <style:style style:name="T38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2" draw:z-index="0" draw:name="Shape2" draw:style-name="gr1" draw:text-style-name="P74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11" draw:name="Shape2" draw:style-name="gr4" draw:text-style-name="P74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17">Modelo de casos de uso</text:p>
      <text:p text:style-name="P15"><draw:frame draw:style-name="fr2" draw:name="Image1" text:anchor-type="as-char" svg:width="14.6cm" svg:height="6.6cm" draw:z-index="13"><draw:image xlink:href="Pictures/1000020100000226000000FA9C3F27F97A3CB667.png" xlink:type="simple" xlink:show="embed" xlink:actuate="onLoad" loext:mime-type="image/png"/></draw:frame></text:p>
      <text:p text:style-name="P16"><text:span text:style-name="T9">Proyecto </text:span><text:span text:style-name="T5">Colibrí</text:span></text:p>
      <text:p text:style-name="P8"/>
      <text:p text:style-name="P12">Asignatura</text:p>
      <text:p text:style-name="P8">Laboratorio de desarrollo de software</text:p>
      <text:p text:style-name="P8"/>
      <text:p text:style-name="P12">Autor</text:p>
      <text:p text:style-name="P11">Cinthia Lima y Ariel Machini</text:p>
      <text:p text:style-name="P8"/>
      <text:p text:style-name="P12">Fecha de redacción</text:p>
      <text:p text:style-name="P8"><text:span text:style-name="T2">26</text:span>/<text:span text:style-name="T2">09</text:span>/<text:span text:style-name="T2">2017</text:span></text:p>
      <text:p text:style-name="P24"><draw:custom-shape text:anchor-type="paragraph" draw:z-index="1" draw:name="Shape1" draw:style-name="gr2" draw:text-style-name="P75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3" draw:text-style-name="P77" svg:width="6.501cm" svg:height="18.5cm" svg:x="0.499cm" svg:y="0.75cm"><draw:text-box><text:p text:style-name="P76"><text:span text:style-name="T38">El modelo de casos de uso describe la funcionalidad propuesta del nuevo sistema.</text:span></text:p><text:p text:style-name="P76"><text:span text:style-name="T38">Este modelo se basa en la descripción de elementos o usuarios externos al sistema (actores) y de la funcionalidad del sistema (casos de <text:s/>uso).</text:span></text:p><text:p text:style-name="P76"><text:span text:style-name="T38">Un modelo de casos de uso describe los requerimientos funcionales de un actor en términos de las interacciones. Este modelo presenta el sistema desde la perspectiva del usuario.</text:span></text:p></draw:text-box></draw:frame></text:p>
      <text:p text:style-name="P25">Índice</text:p>
      <text:p text:style-name="P9"/>
      <text:p text:style-name="P9">Aquí va el índice <text:span text:style-name="T7">(se debería insertar al final)</text:span>.</text:p>
      <text:p text:style-name="P26">Modelo de casos de uso</text:p>
      <text:p text:style-name="P10"/>
      <text:p text:style-name="P20">Requerimientos</text:p>
      <text:p text:style-name="P22">Requerimientos funcionales</text:p>
      <text:list xml:id="list2294412759" text:style-name="L1">
        <text:list-item>
          <text:p text:style-name="P27">El sistema deberá permitir rellenar formularios a los diferentes usuarios y enviarlos.</text:p>
        </text:list-item>
        <text:list-item>
          <text:p text:style-name="P35"><text:span text:style-name="T11">El sistema deberá permitir que </text:span><text:span text:style-name="T12">cualquier usuario con los permisos necesarios cree formularios para el área que está administrando.</text:span></text:p>
        </text:list-item>
        <text:list-item>
          <text:p text:style-name="P35"><text:span text:style-name="T11">El sistema deberá permitir que </text:span><text:span text:style-name="T12">cualquier usuario con los permisos necesarios modifique formularios para el áreas que está administrando.</text:span></text:p>
        </text:list-item>
        <text:list-item>
          <text:p text:style-name="P35"><text:span text:style-name="T11">El sistema deberá permitir que </text:span><text:span text:style-name="T12">cualquier usuario con los permisos necesarios borre formularios para el área que está administrando.</text:span></text:p>
        </text:list-item>
        <text:list-item>
          <text:p text:style-name="P35"><text:span text:style-name="T13">El sistema deberá permitir iniciar sesión </text:span><text:span text:style-name="T12">utilizando el </text:span><text:span text:style-name="T13">correo institucional </text:span><text:span text:style-name="T12">de la unidad académica</text:span><text:span text:style-name="T13">.</text:span></text:p>
        </text:list-item>
        <text:list-item>
          <text:p text:style-name="P28">El sistema deberá permitir a quien cree formularios decidir por cuánto tiempo estará disponible su formulario.</text:p>
        </text:list-item>
        <text:list-item>
          <text:p text:style-name="P51">El sistema deberá permitir restringir el público objetivo de los formularios que se creen según sea necesario.</text:p>
        </text:list-item>
        <text:list-item>
          <text:p text:style-name="P70"><text:span text:style-name="T14">El sistema deberá permitir al administrador del sistema </text:span><text:span text:style-name="T15">agregar un gestor de formularios.</text:span></text:p>
        </text:list-item>
        <text:list-item>
          <text:p text:style-name="P52"><text:soft-page-break/>El sistema deberá permitir al administrador del sistema eliminar un gestor de formularios.</text:p>
        </text:list-item>
        <text:list-item>
          <text:p text:style-name="P70"><text:span text:style-name="T15">El sistema deberá permitir al administrador del sistema </text:span><text:span text:style-name="T16">modificar los datos del gestor de formularios.</text:span></text:p>
        </text:list-item>
        <text:list-item>
          <text:p text:style-name="P70"><text:span text:style-name="T16">El sistema deberá permitir al administrador del sistema </text:span><text:span text:style-name="T17">definir un limite de creación de formularios para cada gestor de formularios.</text:span></text:p>
        </text:list-item>
        <text:list-item>
          <text:p text:style-name="P53">El sistema deberá permitir a quien cree formularios decidir a qué dirección de correo electrónico se van a enviar las respuestas de los mismos.</text:p>
        </text:list-item>
        <text:list-item>
          <text:p text:style-name="P71"><text:span text:style-name="T17">El sistema deberá mostrar una vista distinta que se adapte a cada tipo de usuario </text:span><text:span text:style-name="T18">según sus permisos.</text:span></text:p>
        </text:list-item>
        <text:list-item>
          <text:p text:style-name="P54">El sistema deberá permitir filtrar formularios por nombre.</text:p>
        </text:list-item>
      </text:list>
      <text:p text:style-name="P20"/>
      <text:p text:style-name="P21">Requerimientos no funcionales</text:p>
      <text:list xml:id="list734297797" text:style-name="L2">
        <text:list-item>
          <text:p text:style-name="P36">El sistema deberá ser desarrollado utilizando Ionic framework.</text:p>
        </text:list-item>
        <text:list-item>
          <text:p text:style-name="P37">El sistema deberá seguir el patrón de diseño <text:span text:style-name="T19">utilizado en UARGFlow</text:span>.</text:p>
        </text:list-item>
        <text:list-item>
          <text:p text:style-name="P38">El sistema deberá <text:span text:style-name="T20">ser una aplicación móvil basada en web.</text:span></text:p>
        </text:list-item>
        <text:list-item>
          <text:p text:style-name="P39">El sistema deberá admitir iniciar sesión con el correo institucional.</text:p>
        </text:list-item>
        <text:list-item>
          <text:p text:style-name="P40">El sistema deberá adoptar los colores utilizados en la página web de la UARG para la parte web.</text:p>
        </text:list-item>
        <text:list-item>
          <text:p text:style-name="P42"><text:span text:style-name="T22">La interfaz del sistema deberá </text:span><text:span text:style-name="T21">ser amigable para el usuario.</text:span></text:p>
        </text:list-item>
        <text:list-item>
          <text:p text:style-name="P41"><text:soft-page-break/>El sistema deberá permitir acceder a las funciones administrativas sólo a usuarios identificados con dichos permisos.</text:p>
        </text:list-item>
      </text:list>
      <text:p text:style-name="P13"/>
      <text:p text:style-name="P18">Actores</text:p>
      <text:p text:style-name="P45">Usuario</text:p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office:value-type="string">
            <text:p text:style-name="P62">Actor</text:p>
          </table:table-cell>
          <table:table-cell table:style-name="Table1.B1" office:value-type="string">
            <text:p text:style-name="P68"><text:span text:style-name="T23">Usuario</text:span></text:p>
          </table:table-cell>
          <table:table-cell table:style-name="Table1.C1" office:value-type="string">
            <text:p text:style-name="P56">ACT01</text:p>
          </table:table-cell>
        </table:table-row>
        <table:table-row>
          <table:table-cell table:style-name="Table1.A2" office:value-type="string">
            <text:p text:style-name="P62">Descripción</text:p>
          </table:table-cell>
          <table:table-cell table:style-name="Table1.B6" table:number-columns-spanned="2" office:value-type="string">
            <text:p text:style-name="P55">Este tipo de actor representa a los usuarios más comunes del sistema, los cuales no están registrados en el mismo.</text:p>
          </table:table-cell>
          <table:covered-table-cell/>
        </table:table-row>
        <table:table-row>
          <table:table-cell table:style-name="Table1.A2" office:value-type="string">
            <text:p text:style-name="P62">Características</text:p>
          </table:table-cell>
          <table:table-cell table:style-name="Table1.B6" table:number-columns-spanned="2" office:value-type="string">
            <text:p text:style-name="P55">Pueden realizar búsquedas y completar ciertos formularios para su posterior envío.</text:p>
          </table:table-cell>
          <table:covered-table-cell/>
        </table:table-row>
        <table:table-row>
          <table:table-cell table:style-name="Table1.A2" office:value-type="string">
            <text:p text:style-name="P62">Relaciones</text:p>
          </table:table-cell>
          <table:table-cell table:style-name="Table1.B6" table:number-columns-spanned="2" office:value-type="string">
            <text:p text:style-name="P50"/>
          </table:table-cell>
          <table:covered-table-cell/>
        </table:table-row>
        <table:table-row>
          <table:table-cell table:style-name="Table1.A2" office:value-type="string">
            <text:p text:style-name="P62">Referencias</text:p>
          </table:table-cell>
          <table:table-cell table:style-name="Table1.B6" table:number-columns-spanned="2" office:value-type="string">
            <text:p text:style-name="P59">CU01; CU02</text:p>
          </table:table-cell>
          <table:covered-table-cell/>
        </table:table-row>
        <table:table-row>
          <table:table-cell table:style-name="Table1.A2" office:value-type="string">
            <text:p text:style-name="P62">Comentarios</text:p>
          </table:table-cell>
          <table:table-cell table:style-name="Table1.B6" table:number-columns-spanned="2" office:value-type="string">
            <text:p text:style-name="P50"/>
          </table:table-cell>
          <table:covered-table-cell/>
        </table:table-row>
      </table:table>
      <text:p text:style-name="P44"/>
      <text:p text:style-name="P33"><text:span text:style-name="T24">Gestor de formularios</text:span></text:p>
      <table:table table:name="Table4" table:style-name="Table4">
        <table:table-column table:style-name="Table4.A"/>
        <table:table-column table:style-name="Table4.B" table:number-columns-repeated="2"/>
        <table:table-row>
          <table:table-cell table:style-name="Table4.A1" office:value-type="string">
            <text:p text:style-name="P63">Actor</text:p>
          </table:table-cell>
          <table:table-cell table:style-name="Table4.B1" office:value-type="string">
            <text:p text:style-name="P69">Gestor de formularios</text:p>
          </table:table-cell>
          <table:table-cell table:style-name="Table4.C1" office:value-type="string">
            <text:p text:style-name="P56">ACT02</text:p>
          </table:table-cell>
        </table:table-row>
        <table:table-row>
          <table:table-cell table:style-name="Table4.A2" office:value-type="string">
            <text:p text:style-name="P63">Descripción</text:p>
          </table:table-cell>
          <table:table-cell table:style-name="Table4.B6" table:number-columns-spanned="2" office:value-type="string">
            <text:p text:style-name="P55">Este tipo de actor representa a aquellos usuarios con el privilegio de crear, modificar y eliminar sus propios formularios. Pueden acceder a todas las funciones a las que los usuarios comunes pueden acceder.</text:p>
          </table:table-cell>
          <table:covered-table-cell/>
        </table:table-row>
        <table:table-row>
          <table:table-cell table:style-name="Table4.A2" office:value-type="string">
            <text:p text:style-name="P63">Características</text:p>
          </table:table-cell>
          <table:table-cell table:style-name="Table4.B6" table:number-columns-spanned="2" office:value-type="string">
            <text:p text:style-name="P55">Pueden crear, modificar y eliminar sus propios formularios. Dichas funciones pueden estar sujetas a la previa aprobación del administrador del sistema.</text:p>
            <text:p text:style-name="P55">También pueden cambiar el estado de visibilidad de los mismos así como también <text:soft-page-break/>pueden cerrar sesión.</text:p>
          </table:table-cell>
          <table:covered-table-cell/>
        </table:table-row>
        <table:table-row>
          <table:table-cell table:style-name="Table4.A2" office:value-type="string">
            <text:p text:style-name="P63">Relaciones</text:p>
          </table:table-cell>
          <table:table-cell table:style-name="Table4.B6" table:number-columns-spanned="2" office:value-type="string">
            <text:p text:style-name="P55">Hereda de <text:span text:style-name="T25">Usuario</text:span>.</text:p>
          </table:table-cell>
          <table:covered-table-cell/>
        </table:table-row>
        <table:table-row>
          <table:table-cell table:style-name="Table4.A2" office:value-type="string">
            <text:p text:style-name="P63">Referencias</text:p>
          </table:table-cell>
          <table:table-cell table:style-name="Table4.B6" table:number-columns-spanned="2" office:value-type="string">
            <text:p text:style-name="P59">CU03; CU04; CU05; CU06; CU07; CU12; <text:span text:style-name="T30">CU13</text:span></text:p>
          </table:table-cell>
          <table:covered-table-cell/>
        </table:table-row>
        <table:table-row>
          <table:table-cell table:style-name="Table4.A2" office:value-type="string">
            <text:p text:style-name="P63">Comentarios</text:p>
          </table:table-cell>
          <table:table-cell table:style-name="Table4.B6" table:number-columns-spanned="2" office:value-type="string">
            <text:p text:style-name="P57"/>
          </table:table-cell>
          <table:covered-table-cell/>
        </table:table-row>
      </table:table>
      <text:p text:style-name="P32"><text:span text:style-name="T24"/></text:p>
      <text:p text:style-name="P33"><text:span text:style-name="T24">Administrador</text:span></text:p>
      <table:table table:name="Table5" table:style-name="Table5">
        <table:table-column table:style-name="Table5.A"/>
        <table:table-column table:style-name="Table5.B" table:number-columns-repeated="2"/>
        <table:table-row>
          <table:table-cell table:style-name="Table5.A1" office:value-type="string">
            <text:p text:style-name="P63">Actor</text:p>
          </table:table-cell>
          <table:table-cell table:style-name="Table5.B1" office:value-type="string">
            <text:p text:style-name="P69">Administrador</text:p>
          </table:table-cell>
          <table:table-cell table:style-name="Table5.C1" office:value-type="string">
            <text:p text:style-name="P56">ACT03</text:p>
          </table:table-cell>
        </table:table-row>
        <table:table-row>
          <table:table-cell table:style-name="Table5.A2" office:value-type="string">
            <text:p text:style-name="P63">Descripción</text:p>
          </table:table-cell>
          <table:table-cell table:style-name="Table5.B6" table:number-columns-spanned="2" office:value-type="string">
            <text:p text:style-name="P55">Este tipo de actor representa a los usuarios con el mayor nivel de privilegios del sistema.</text:p>
          </table:table-cell>
          <table:covered-table-cell/>
        </table:table-row>
        <table:table-row>
          <table:table-cell table:style-name="Table5.A2" office:value-type="string">
            <text:p text:style-name="P63">Características</text:p>
          </table:table-cell>
          <table:table-cell table:style-name="Table5.B6" table:number-columns-spanned="2" office:value-type="string">
            <text:p text:style-name="P55">Además de poder hacer todo lo que puede hacer un <text:span text:style-name="T26">G</text:span><text:span text:style-name="T25">estor de formularios</text:span>, <text:span text:style-name="T28">un administrador puede crear, modificar y eliminar gestores de formularios además de poder generar informes.</text:span></text:p>
          </table:table-cell>
          <table:covered-table-cell/>
        </table:table-row>
        <table:table-row>
          <table:table-cell table:style-name="Table5.A2" office:value-type="string">
            <text:p text:style-name="P63">Relaciones</text:p>
          </table:table-cell>
          <table:table-cell table:style-name="Table5.B6" table:number-columns-spanned="2" office:value-type="string">
            <text:p text:style-name="P55">Hereda de <text:span text:style-name="T26">Gestor de formularios</text:span>.</text:p>
          </table:table-cell>
          <table:covered-table-cell/>
        </table:table-row>
        <table:table-row>
          <table:table-cell table:style-name="Table5.A2" office:value-type="string">
            <text:p text:style-name="P63">Referencias</text:p>
          </table:table-cell>
          <table:table-cell table:style-name="Table5.B6" table:number-columns-spanned="2" office:value-type="string">
            <text:p text:style-name="P59">CU08; CU09; CU10; CU11</text:p>
          </table:table-cell>
          <table:covered-table-cell/>
        </table:table-row>
        <table:table-row>
          <table:table-cell table:style-name="Table5.A2" office:value-type="string">
            <text:p text:style-name="P63">Comentarios</text:p>
          </table:table-cell>
          <table:table-cell table:style-name="Table5.B6" table:number-columns-spanned="2" office:value-type="string">
            <text:p text:style-name="P58">Los administradores podrán decidir si un gestor de formularios puede o no <text:span text:style-name="T29">publicar </text:span>nuevos formularios <text:span text:style-name="T4">con total libertad</text:span> o si requiere la previa revisión de un administrador.</text:p>
          </table:table-cell>
          <table:covered-table-cell/>
        </table:table-row>
      </table:table>
      <text:p text:style-name="P29"/>
      <text:p text:style-name="P34"><text:span text:style-name="T10">Descripción de casos de uso</text:span></text:p>
      <text:p text:style-name="P46">Buscar formulario (CU01)</text:p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66"><text:span text:style-name="T31">Actor:</text:span> <text:span text:style-name="T25">Usuario</text:span></text:p>
          </table:table-cell>
          <table:covered-table-cell/>
        </table:table-row>
        <table:table-row>
          <table:table-cell table:style-name="Table6.A2" office:value-type="string">
            <text:p text:style-name="P64">Descripción</text:p>
          </table:table-cell>
          <table:table-cell table:style-name="Table6.B3" office:value-type="string">
            <text:p text:style-name="P48"><text:span text:style-name="T33">Mediante este caso de uso un usuario podrá buscar entre los formularios disponibles según el o los roles que tenga dentro del sistema.</text:span></text:p>
          </table:table-cell>
        </table:table-row>
        <table:table-row>
          <table:table-cell table:style-name="Table6.A2" office:value-type="string">
            <text:p text:style-name="P64">Flujo <text:soft-page-break/>principal</text:p>
          </table:table-cell>
          <table:table-cell table:style-name="Table6.B3" office:value-type="string">
            <text:p text:style-name="P72"><text:span text:style-name="T35">1.</text:span><text:span text:style-name="T33"> </text:span>El usuario ingresa el nombre del formulario que <text:soft-page-break/>desea encontrar y presiona el botón para realizar la búsqueda.</text:p>
            <text:p text:style-name="P72"><text:span text:style-name="T35">2.</text:span><text:span text:style-name="T33"> </text:span>Se le muestran los resultados de la búsqueda al usuario. Si no se encuentran resultados, se continúa con el <text:span text:style-name="T25">subflujo 1</text:span>.</text:p>
          </table:table-cell>
        </table:table-row>
        <table:table-row>
          <table:table-cell table:style-name="Table6.A2" office:value-type="string">
            <text:p text:style-name="P64">Subflujo 1</text:p>
          </table:table-cell>
          <table:table-cell table:style-name="Table6.B4" office:value-type="string">
            <text:p text:style-name="P60"><text:span text:style-name="T35">1.</text:span><text:span text:style-name="T33"> </text:span>Al no encontrarse ningún resultado, se le muestra al usuario un diálogo indicando dicha situación y se vuelven a mostrar todos los formularios.</text:p>
          </table:table-cell>
        </table:table-row>
        <table:table-row>
          <table:table-cell table:style-name="Table6.A2" office:value-type="string">
            <text:p text:style-name="P64">Excepciones</text:p>
          </table:table-cell>
          <table:table-cell table:style-name="Table6.B5" office:value-type="string">
            <text:p text:style-name="P60"><text:span text:style-name="T35">1. </text:span><text:span text:style-name="T34">A.</text:span> Si el usuario ingresa <text:span text:style-name="T32">una combinación de </text:span>caracteres <text:span text:style-name="T32">no permitida (\n, \0, \%, \t </text:span><text:span text:style-name="T27">[…]</text:span><text:span text:style-name="T32">) </text:span>en el cuadro de búsqueda la operación no se efectúa.</text:p>
          </table:table-cell>
        </table:table-row>
      </table:table>
      <text:p text:style-name="P13"/>
      <text:p text:style-name="P47"><text:span text:style-name="T36">Completar y enviar un formulario</text:span> (CU0<text:span text:style-name="T36">2</text:span>)</text:p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67"><text:span text:style-name="T31">Actor:</text:span> <text:span text:style-name="T25">Usuario</text:span></text:p>
          </table:table-cell>
          <table:covered-table-cell/>
        </table:table-row>
        <table:table-row>
          <table:table-cell table:style-name="Table7.A2" office:value-type="string">
            <text:p text:style-name="P65">Descripción</text:p>
          </table:table-cell>
          <table:table-cell table:style-name="Table7.B3" office:value-type="string">
            <text:p text:style-name="P49"><text:span text:style-name="T37">En este caso de uso los diferentes usuarios del sistema van a completar los diferentes campos de formularios y enviarlos a la persona interesada en ellos.</text:span></text:p>
          </table:table-cell>
        </table:table-row>
        <table:table-row>
          <table:table-cell table:style-name="Table7.A2" office:value-type="string">
            <text:p text:style-name="P65">Flujo principal</text:p>
          </table:table-cell>
          <table:table-cell table:style-name="Table7.B3" office:value-type="string">
            <text:p text:style-name="P73"><text:span text:style-name="T35">1.</text:span><text:span text:style-name="T33"> </text:span>El usuario ingresa el nombre del formulario que desea encontrar y presiona el botón para realizar la búsqueda.</text:p>
          </table:table-cell>
        </table:table-row>
        <table:table-row>
          <table:table-cell table:style-name="Table7.A2" office:value-type="string">
            <text:p text:style-name="P65">Subflujo 1</text:p>
          </table:table-cell>
          <table:table-cell table:style-name="Table7.B4" office:value-type="string">
            <text:p text:style-name="P61"><text:span text:style-name="T35">1.</text:span><text:span text:style-name="T33"> </text:span>Al no encontrarse ningún resultado, se le muestra al usuario un diálogo indicando dicha situación y se vuelven a mostrar todos los formularios.</text:p>
          </table:table-cell>
        </table:table-row>
        <table:table-row>
          <table:table-cell table:style-name="Table7.A2" office:value-type="string">
            <text:p text:style-name="P65">Excepciones</text:p>
          </table:table-cell>
          <table:table-cell table:style-name="Table7.B5" office:value-type="string">
            <text:p text:style-name="P61"><text:span text:style-name="T35">1. </text:span><text:span text:style-name="T34">A.</text:span> Si el usuario ingresa <text:span text:style-name="T32">una combinación de </text:span>caracteres <text:span text:style-name="T32">no permitida (\n, \0, \%, \t </text:span><text:span text:style-name="T27">[…]</text:span><text:span text:style-name="T32">) </text:span>en el cuadro de búsqueda la operación no se efectúa.</text:p>
          </table:table-cell>
        </table:table-row>
      </table:table>
      <text:p text:style-name="P31"/>
      <text:p text:style-name="P18"/>
      <text:p text:style-name="P18"><text:soft-page-break/>Diagrama de casos de uso</text:p>
      <text:p text:style-name="P13">Acá va <text:span text:style-name="T8">más</text:span> contenido.</text:p>
      <text:p text:style-name="P13"/>
      <text:p text:style-name="P23">Diagramas de casos de uso</text:p>
      <text:p text:style-name="P13">Acá va el contenido.</text:p>
      <text:p text:style-name="P13"/>
      <text:p text:style-name="P23">Diagrama de paquetes</text:p>
      <text:p text:style-name="P14">Acá va el contenido.</text:p>
      <text:p text:style-name="P19"/>
      <text:p text:style-name="P23">Diagrama de componentes</text:p>
      <text:p text:style-name="P14">Acá va el contenido.</text:p>
      <text:p text:style-name="P19"/>
      <text:p text:style-name="P23">Diagrama de clases</text:p>
      <text:p text:style-name="P14">Acá va el contenido.</text:p>
      <text:p text:style-name="P19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'Helvetica Neue', Helvetica, sans-serif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T1" style:family="text">
      <style:text-properties officeooo:rsid="002ea5fe"/>
    </style:style>
    <style:style style:name="MT2" style:family="text">
      <style:text-properties officeooo:rsid="0031d503"/>
    </style:style>
    <style:style style:name="MT3" style:family="text">
      <style:text-properties officeooo:rsid="00304b5f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s/>MODELO DE CASOS DE USOS — </text:span>PÁGINA <text:page-number text:select-page="current">9</text:page-number><text:s/>DE <text:page-count>9</text:page-count></text:p>
      </style:header>
      <style:header-first>
        <text:p text:style-name="MP2"><text:span text:style-name="MT2">MODELO DE CASOS DE USO — </text:span>PÁGINA <text:page-number text:select-page="current">1</text:page-number><text:s/>DE <text:page-count>9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10"><draw:image xlink:href="Pictures/10000201000000370000004043863E6FA720894F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3">Paire</text:span></text:p>
              <text:p text:style-name="MP5">Cinthia Lima y Ariel Machini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12"><draw:image xlink:href="Pictures/10000201000000370000004043863E6FA720894F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3">Paire</text:span></text:p>
              <text:p text:style-name="MP5">Cinthia Lima y Ariel Machini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09-01T00:53:54.356960459</meta:creation-date>
    <dc:date>2017-10-02T12:00:51.668310483</dc:date>
    <meta:editing-duration>PT7H8M26S</meta:editing-duration>
    <meta:editing-cycles>45</meta:editing-cycles>
    <meta:generator>LibreOffice/5.4.1.2$Linux_X86_64 LibreOffice_project/ea7cb86e6eeb2bf3a5af73a8f7777ac570321527</meta:generator>
    <meta:document-statistic meta:table-count="7" meta:image-count="3" meta:object-count="0" meta:page-count="9" meta:paragraph-count="119" meta:word-count="922" meta:character-count="5742" meta:non-whitespace-character-count="4954"/>
  </office:meta>
</office:document-meta>
</file>